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XES AND OTHER REVENU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8.2% of GDP (2015 est.)</text:p>
          </table:table-cell>
          <table:table-cell table:formula="of:=MID([.B2]; 1; FIND(&quot;%&quot;; [.B2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26.2% of GDP (2015 est.)</text:p>
          </table:table-cell>
          <table:table-cell table:formula="of:=MID([.B3]; 1; FIND(&quot;%&quot;; [.B3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28.6% of GDP (2015 est.)</text:p>
          </table:table-cell>
          <table:table-cell table:formula="of:=MID([.B4]; 1; FIND(&quot;%&quot;; [.B4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32.2% of GDP (2013 est.)</text:p>
          </table:table-cell>
          <table:table-cell table:formula="of:=MID([.B5]; 1; FIND(&quot;%&quot;; [.B5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21.4% of GDP (2012)</text:p>
          </table:table-cell>
          <table:table-cell table:formula="of:=MID([.B6]; 1; FIND(&quot;%&quot;; [.B6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32.2% of GDP (2015 est.)</text:p>
          </table:table-cell>
          <table:table-cell table:formula="of:=MID([.B7]; 1; FIND(&quot;%&quot;; [.B7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47.5% of GDP (2015 est.)</text:p>
          </table:table-cell>
          <table:table-cell table:formula="of:=MID([.B8]; 1; FIND(&quot;%&quot;; [.B8])-1)" office:value-type="string" office:string-value="47.5" calcext:value-type="string">
            <text:p>4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20.5% of GDP (2015 est.)</text:p>
          </table:table-cell>
          <table:table-cell table:formula="of:=MID([.B9]; 1; FIND(&quot;%&quot;; [.B9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24.5% of GDP (2015 est.)</text:p>
          </table:table-cell>
          <table:table-cell table:formula="of:=MID([.B10]; 1; FIND(&quot;%&quot;; [.B10])-1)" office:value-type="string" office:string-value="24.5" calcext:value-type="string">
            <text:p>2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23.4% of GDP (2015 est.)</text:p>
          </table:table-cell>
          <table:table-cell table:formula="of:=MID([.B11]; 1; FIND(&quot;%&quot;; [.B11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26.9% of GDP (2015 est.)</text:p>
          </table:table-cell>
          <table:table-cell table:formula="of:=MID([.B12]; 1; FIND(&quot;%&quot;; [.B12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34% of GDP (2015 est.)</text:p>
          </table:table-cell>
          <table:table-cell table:formula="of:=MID([.B13]; 1; FIND(&quot;%&quot;; [.B13])-1)" office:value-type="string" office:string-value="34" calcext:value-type="string">
            <text:p>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50.5% of GDP (2015 est.)</text:p>
          </table:table-cell>
          <table:table-cell table:formula="of:=MID([.B14]; 1; FIND(&quot;%&quot;; [.B14])-1)" office:value-type="string" office:string-value="50.5" calcext:value-type="string">
            <text:p>5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31% of GDP (2015 est.)</text:p>
          </table:table-cell>
          <table:table-cell table:formula="of:=MID([.B15]; 1; FIND(&quot;%&quot;; [.B15])-1)" office:value-type="string" office:string-value="31" calcext:value-type="string">
            <text:p>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20.7% of GDP (2015 est.)</text:p>
          </table:table-cell>
          <table:table-cell table:formula="of:=MID([.B16]; 1; FIND(&quot;%&quot;; [.B16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17.9% of GDP (2015 est.)</text:p>
          </table:table-cell>
          <table:table-cell table:formula="of:=MID([.B17]; 1; FIND(&quot;%&quot;; [.B17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10.4% of GDP (2015 est.)</text:p>
          </table:table-cell>
          <table:table-cell table:formula="of:=MID([.B18]; 1; FIND(&quot;%&quot;; [.B18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27.2% of GDP (2015 est.)</text:p>
          </table:table-cell>
          <table:table-cell table:formula="of:=MID([.B19]; 1; FIND(&quot;%&quot;; [.B19])-1)" office:value-type="string" office:string-value="27.2" calcext:value-type="string">
            <text:p>2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42.1% of GDP (2015 est.)</text:p>
          </table:table-cell>
          <table:table-cell table:formula="of:=MID([.B20]; 1; FIND(&quot;%&quot;; [.B20])-1)" office:value-type="string" office:string-value="42.1" calcext:value-type="string">
            <text:p>4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51.3% of GDP (2015 est.)</text:p>
          </table:table-cell>
          <table:table-cell table:formula="of:=MID([.B21]; 1; FIND(&quot;%&quot;; [.B21])-1)" office:value-type="string" office:string-value="51.3" calcext:value-type="string">
            <text:p>5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28.4% of GDP (2015 est.)</text:p>
          </table:table-cell>
          <table:table-cell table:formula="of:=MID([.B22]; 1; FIND(&quot;%&quot;; [.B22])-1)" office:value-type="string" office:string-value="28.4" calcext:value-type="string">
            <text:p>2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17.4% of GDP (2015 est.)</text:p>
          </table:table-cell>
          <table:table-cell table:formula="of:=MID([.B23]; 1; FIND(&quot;%&quot;; [.B23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17.3% of GDP (2015 est.)</text:p>
          </table:table-cell>
          <table:table-cell table:formula="of:=MID([.B24]; 1; FIND(&quot;%&quot;; [.B24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27.5% of GDP (2015 est.)</text:p>
          </table:table-cell>
          <table:table-cell table:formula="of:=MID([.B25]; 1; FIND(&quot;%&quot;; [.B25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47.5% of GDP (2015 est.)</text:p>
          </table:table-cell>
          <table:table-cell table:formula="of:=MID([.B26]; 1; FIND(&quot;%&quot;; [.B26])-1)" office:value-type="string" office:string-value="47.5" calcext:value-type="string">
            <text:p>4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48.2% of GDP (2015 est.)</text:p>
          </table:table-cell>
          <table:table-cell table:formula="of:=MID([.B27]; 1; FIND(&quot;%&quot;; [.B27])-1)" office:value-type="string" office:string-value="48.2" calcext:value-type="string">
            <text:p>4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39.7% of GDP (2015 est.)</text:p>
          </table:table-cell>
          <table:table-cell table:formula="of:=MID([.B28]; 1; FIND(&quot;%&quot;; [.B28])-1)" office:value-type="string" office:string-value="39.7" calcext:value-type="string">
            <text:p>3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36% of GDP (2015 est.)</text:p>
          </table:table-cell>
          <table:table-cell table:formula="of:=MID([.B29]; 1; FIND(&quot;%&quot;; [.B29])-1)" office:value-type="string" office:string-value="36" calcext:value-type="string">
            <text:p>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27.4% of GDP (2015 est.)</text:p>
          </table:table-cell>
          <table:table-cell table:formula="of:=MID([.B30]; 1; FIND(&quot;%&quot;; [.B30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41.6% of GDP (2015 est.)</text:p>
          </table:table-cell>
          <table:table-cell table:formula="of:=MID([.B31]; 1; FIND(&quot;%&quot;; [.B31])-1)" office:value-type="string" office:string-value="41.6" calcext:value-type="string">
            <text:p>4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38.7% of GDP (2015 est.)</text:p>
          </table:table-cell>
          <table:table-cell table:formula="of:=MID([.B32]; 1; FIND(&quot;%&quot;; [.B32])-1)" office:value-type="string" office:string-value="38.7" calcext:value-type="string">
            <text:p>3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19.6% of GDP (2015 est.)</text:p>
          </table:table-cell>
          <table:table-cell table:formula="of:=MID([.B33]; 1; FIND(&quot;%&quot;; [.B33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11.6% of GDP (2015 est.)</text:p>
          </table:table-cell>
          <table:table-cell table:formula="of:=MID([.B34]; 1; FIND(&quot;%&quot;; [.B34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25.7% of GDP (2015 est.)</text:p>
          </table:table-cell>
          <table:table-cell table:formula="of:=MID([.B35]; 1; FIND(&quot;%&quot;; [.B35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25.5% of GDP (2015 est.)</text:p>
          </table:table-cell>
          <table:table-cell table:formula="of:=MID([.B36]; 1; FIND(&quot;%&quot;; [.B36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16.4% of GDP (2015 est.)</text:p>
          </table:table-cell>
          <table:table-cell table:formula="of:=MID([.B37]; 1; FIND(&quot;%&quot;; [.B37])-1)" office:value-type="string" office:string-value="16.4" calcext:value-type="string">
            <text:p>1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16.8% of GDP (2015 est.)</text:p>
          </table:table-cell>
          <table:table-cell table:formula="of:=MID([.B38]; 1; FIND(&quot;%&quot;; [.B38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38.6% of GDP (2015 est.)</text:p>
          </table:table-cell>
          <table:table-cell table:formula="of:=MID([.B39]; 1; FIND(&quot;%&quot;; [.B39])-1)" office:value-type="string" office:string-value="38.6" calcext:value-type="string">
            <text:p>3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37.1% of GDP (2015 est.)</text:p>
          </table:table-cell>
          <table:table-cell table:formula="of:=MID([.B40]; 1; FIND(&quot;%&quot;; [.B40])-1)" office:value-type="string" office:string-value="37.1" calcext:value-type="string">
            <text:p>3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11% of GDP (2015 est.)</text:p>
          </table:table-cell>
          <table:table-cell table:formula="of:=MID([.B41]; 1; FIND(&quot;%&quot;; [.B4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14% of GDP (2015 est.)</text:p>
          </table:table-cell>
          <table:table-cell table:formula="of:=MID([.B42]; 1; FIND(&quot;%&quot;; [.B42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21.1% of GDP (2015 est.)</text:p>
          </table:table-cell>
          <table:table-cell table:formula="of:=MID([.B43]; 1; FIND(&quot;%&quot;; [.B43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22.3% of GDP (2015 est.)</text:p>
          </table:table-cell>
          <table:table-cell table:formula="of:=MID([.B44]; 1; FIND(&quot;%&quot;; [.B44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28.1% of GDP (2015 est.)</text:p>
          </table:table-cell>
          <table:table-cell table:formula="of:=MID([.B45]; 1; FIND(&quot;%&quot;; [.B45])-1)" office:value-type="string" office:string-value="28.1" calcext:value-type="string">
            <text:p>2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27% of GDP (2015 est.)</text:p>
          </table:table-cell>
          <table:table-cell table:formula="of:=MID([.B46]; 1; FIND(&quot;%&quot;; [.B46])-1)" office:value-type="string" office:string-value="27" calcext:value-type="string">
            <text:p>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14% of GDP (2015 est.)</text:p>
          </table:table-cell>
          <table:table-cell table:formula="of:=MID([.B47]; 1; FIND(&quot;%&quot;; [.B47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42.5% of GDP (2015 est.)</text:p>
          </table:table-cell>
          <table:table-cell table:formula="of:=MID([.B48]; 1; FIND(&quot;%&quot;; [.B48])-1)" office:value-type="string" office:string-value="42.5" calcext:value-type="string">
            <text:p>4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35.6% of GDP (2010 est.)</text:p>
          </table:table-cell>
          <table:table-cell table:formula="of:=MID([.B49]; 1; FIND(&quot;%&quot;; [.B49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14.8% of GDP (2015 est.)</text:p>
          </table:table-cell>
          <table:table-cell table:formula="of:=MID([.B50]; 1; FIND(&quot;%&quot;; [.B50])-1)" office:value-type="string" office:string-value="14.8" calcext:value-type="string">
            <text:p>1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21.2% of GDP (2015 est.)</text:p>
          </table:table-cell>
          <table:table-cell table:formula="of:=MID([.B51]; 1; FIND(&quot;%&quot;; [.B51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43.6% of GDP (2015 est.)</text:p>
          </table:table-cell>
          <table:table-cell table:formula="of:=MID([.B52]; 1; FIND(&quot;%&quot;; [.B52])-1)" office:value-type="string" office:string-value="43.6" calcext:value-type="string">
            <text:p>4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64.5% of GDP (2015 est.)</text:p>
          </table:table-cell>
          <table:table-cell table:formula="of:=MID([.B53]; 1; FIND(&quot;%&quot;; [.B53])-1)" office:value-type="string" office:string-value="64.5" calcext:value-type="string">
            <text:p>6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16.6% of GDP (2012 est.)</text:p>
          </table:table-cell>
          <table:table-cell table:formula="of:=MID([.B54]; 1; FIND(&quot;%&quot;; [.B54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39% of GDP (2015 est.)</text:p>
          </table:table-cell>
          <table:table-cell table:formula="of:=MID([.B55]; 1; FIND(&quot;%&quot;; [.B55])-1)" office:value-type="string" office:string-value="39" calcext:value-type="string">
            <text:p>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42.2% of GDP (2015 est.)</text:p>
          </table:table-cell>
          <table:table-cell table:formula="of:=MID([.B56]; 1; FIND(&quot;%&quot;; [.B56])-1)" office:value-type="string" office:string-value="42.2" calcext:value-type="string">
            <text:p>4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54% of GDP (2015 est.)</text:p>
          </table:table-cell>
          <table:table-cell table:formula="of:=MID([.B57]; 1; FIND(&quot;%&quot;; [.B57])-1)" office:value-type="string" office:string-value="54" calcext:value-type="string">
            <text:p>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35.6% of GDP (2015 est.)</text:p>
          </table:table-cell>
          <table:table-cell table:formula="of:=MID([.B58]; 1; FIND(&quot;%&quot;; [.B58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29.8% of GDP (2015 est.)</text:p>
          </table:table-cell>
          <table:table-cell table:formula="of:=MID([.B59]; 1; FIND(&quot;%&quot;; [.B59])-1)" office:value-type="string" office:string-value="29.8" calcext:value-type="string">
            <text:p>2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17.7% of GDP (2015 est.)</text:p>
          </table:table-cell>
          <table:table-cell table:formula="of:=MID([.B60]; 1; FIND(&quot;%&quot;; [.B60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34% of GDP (2015 est.)</text:p>
          </table:table-cell>
          <table:table-cell table:formula="of:=MID([.B61]; 1; FIND(&quot;%&quot;; [.B61])-1)" office:value-type="string" office:string-value="34" calcext:value-type="string">
            <text:p>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20.9% of GDP (2015 est.)</text:p>
          </table:table-cell>
          <table:table-cell table:formula="of:=MID([.B62]; 1; FIND(&quot;%&quot;; [.B62])-1)" office:value-type="string" office:string-value="20.9" calcext:value-type="string">
            <text:p>2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20% of GDP (2015 est.)</text:p>
          </table:table-cell>
          <table:table-cell table:formula="of:=MID([.B63]; 1; FIND(&quot;%&quot;; [.B63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31.2% of GDP (2015 est.)</text:p>
          </table:table-cell>
          <table:table-cell table:formula="of:=MID([.B64]; 1; FIND(&quot;%&quot;; [.B64])-1)" office:value-type="string" office:string-value="31.2" calcext:value-type="string">
            <text:p>3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26.1% of GDP (2015 est.)</text:p>
          </table:table-cell>
          <table:table-cell table:formula="of:=MID([.B65]; 1; FIND(&quot;%&quot;; [.B65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40% of GDP (2015 est.)</text:p>
          </table:table-cell>
          <table:table-cell table:formula="of:=MID([.B66]; 1; FIND(&quot;%&quot;; [.B66])-1)" office:value-type="string" office:string-value="40" calcext:value-type="string">
            <text:p>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15% of GDP (2015 est.)</text:p>
          </table:table-cell>
          <table:table-cell table:formula="of:=MID([.B67]; 1; FIND(&quot;%&quot;; [.B67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45.2% of GDP (2014 est.)</text:p>
          </table:table-cell>
          <table:table-cell table:formula="of:=MID([.B68]; 1; FIND(&quot;%&quot;; [.B68])-1)" office:value-type="string" office:string-value="45.2" calcext:value-type="string">
            <text:p>4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k.html" xlink:type="simple">Falkland Islands (Islas Malvinas)</text:a></text:p>
          </table:table-cell>
          <table:table-cell office:value-type="string" calcext:value-type="string">
            <text:p>40.8% of GDP (FY09/10)</text:p>
          </table:table-cell>
          <table:table-cell table:formula="of:=MID([.B69]; 1; FIND(&quot;%&quot;; [.B69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o.html" xlink:type="simple">Faroe Islands</text:a></text:p>
          </table:table-cell>
          <table:table-cell office:value-type="string" calcext:value-type="string">
            <text:p>44.2% of GDP (2010 est.)</text:p>
          </table:table-cell>
          <table:table-cell table:formula="of:=MID([.B70]; 1; FIND(&quot;%&quot;; [.B70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25.9% of GDP (2015 est.)</text:p>
          </table:table-cell>
          <table:table-cell table:formula="of:=MID([.B71]; 1; FIND(&quot;%&quot;; [.B71])-1)" office:value-type="string" office:string-value="25.9" calcext:value-type="string">
            <text:p>2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55.6% of GDP (2015 est.)</text:p>
          </table:table-cell>
          <table:table-cell table:formula="of:=MID([.B72]; 1; FIND(&quot;%&quot;; [.B72])-1)" office:value-type="string" office:string-value="55.6" calcext:value-type="string">
            <text:p>5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53.4% of GDP (2015 est.)</text:p>
          </table:table-cell>
          <table:table-cell table:formula="of:=MID([.B73]; 1; FIND(&quot;%&quot;; [.B73])-1)" office:value-type="string" office:string-value="53.4" calcext:value-type="string">
            <text:p>5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p.html" xlink:type="simple">French Polynesia</text:a></text:p>
          </table:table-cell>
          <table:table-cell office:value-type="string" calcext:value-type="string">
            <text:p>26.4% of GDP (2012)</text:p>
          </table:table-cell>
          <table:table-cell table:formula="of:=MID([.B74]; 1; FIND(&quot;%&quot;; [.B74])-1)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21.3% of GDP (2015 est.)</text:p>
          </table:table-cell>
          <table:table-cell table:formula="of:=MID([.B75]; 1; FIND(&quot;%&quot;; [.B75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23.5% of GDP (2015 est.)</text:p>
          </table:table-cell>
          <table:table-cell table:formula="of:=MID([.B76]; 1; FIND(&quot;%&quot;; [.B76])-1)" office:value-type="string" office:string-value="23.5" calcext:value-type="string">
            <text:p>2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28.3% of GDP (2015 est.)</text:p>
          </table:table-cell>
          <table:table-cell table:formula="of:=MID([.B77]; 1; FIND(&quot;%&quot;; [.B77])-1)" office:value-type="string" office:string-value="28.3" calcext:value-type="string">
            <text:p>2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44.6% of GDP (2015 est.)</text:p>
          </table:table-cell>
          <table:table-cell table:formula="of:=MID([.B78]; 1; FIND(&quot;%&quot;; [.B78])-1)" office:value-type="string" office:string-value="44.6" calcext:value-type="string">
            <text:p>4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23.2% of GDP (2015 est.)</text:p>
          </table:table-cell>
          <table:table-cell table:formula="of:=MID([.B79]; 1; FIND(&quot;%&quot;; [.B79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25.7% of GDP (2008 est.)</text:p>
          </table:table-cell>
          <table:table-cell table:formula="of:=MID([.B80]; 1; FIND(&quot;%&quot;; [.B80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28.8% of GDP (2015 est.)</text:p>
          </table:table-cell>
          <table:table-cell table:formula="of:=MID([.B81]; 1; FIND(&quot;%&quot;; [.B81])-1)" office:value-type="string" office:string-value="28.8" calcext:value-type="string">
            <text:p>2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l.html" xlink:type="simple">Greenland</text:a></text:p>
          </table:table-cell>
          <table:table-cell office:value-type="string" calcext:value-type="string">
            <text:p>79.6% of GDP (2010)</text:p>
          </table:table-cell>
          <table:table-cell table:formula="of:=MID([.B82]; 1; FIND(&quot;%&quot;; [.B82])-1)" office:value-type="string" office:string-value="79.6" calcext:value-type="string">
            <text:p>7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26.7% of GDP (2015 est.)</text:p>
          </table:table-cell>
          <table:table-cell table:formula="of:=MID([.B83]; 1; FIND(&quot;%&quot;; [.B83])-1)" office:value-type="string" office:string-value="26.7" calcext:value-type="string">
            <text:p>2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q.html" xlink:type="simple">Guam</text:a></text:p>
          </table:table-cell>
          <table:table-cell office:value-type="string" calcext:value-type="string">
            <text:p>24.9% of GDP (2013 est.)</text:p>
          </table:table-cell>
          <table:table-cell table:formula="of:=MID([.B84]; 1; FIND(&quot;%&quot;; [.B84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10.8% of GDP (2015 est.)</text:p>
          </table:table-cell>
          <table:table-cell table:formula="of:=MID([.B85]; 1; FIND(&quot;%&quot;; [.B85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k.html" xlink:type="simple">Guernsey</text:a></text:p>
          </table:table-cell>
          <table:table-cell office:value-type="string" calcext:value-type="string">
            <text:p>20.6% of GDP (2005)</text:p>
          </table:table-cell>
          <table:table-cell table:formula="of:=MID([.B86]; 1; FIND(&quot;%&quot;; [.B86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18.5% of GDP (2015 est.)</text:p>
          </table:table-cell>
          <table:table-cell table:formula="of:=MID([.B87]; 1; FIND(&quot;%&quot;; [.B87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19.5% of GDP (2015 est.)</text:p>
          </table:table-cell>
          <table:table-cell table:formula="of:=MID([.B88]; 1; FIND(&quot;%&quot;; [.B88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25.9% of GDP (2015 est.)</text:p>
          </table:table-cell>
          <table:table-cell table:formula="of:=MID([.B89]; 1; FIND(&quot;%&quot;; [.B89])-1)" office:value-type="string" office:string-value="25.9" calcext:value-type="string">
            <text:p>2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21.1% of GDP (2015 est.)</text:p>
          </table:table-cell>
          <table:table-cell table:formula="of:=MID([.B90]; 1; FIND(&quot;%&quot;; [.B90])-1)" office:value-type="string" office:string-value="21.1" calcext:value-type="string">
            <text:p>2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1]; 1; FIND(&quot;%&quot;; [.B9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19.7% of GDP (2015 est.)</text:p>
          </table:table-cell>
          <table:table-cell table:formula="of:=MID([.B92]; 1; FIND(&quot;%&quot;; [.B92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21.3% of GDP (2015 est.)</text:p>
          </table:table-cell>
          <table:table-cell table:formula="of:=MID([.B93]; 1; FIND(&quot;%&quot;; [.B93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48.7% of GDP (2015 est.)</text:p>
          </table:table-cell>
          <table:table-cell table:formula="of:=MID([.B94]; 1; FIND(&quot;%&quot;; [.B94])-1)" office:value-type="string" office:string-value="48.7" calcext:value-type="string">
            <text:p>4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42.2% of GDP (2015 est.)</text:p>
          </table:table-cell>
          <table:table-cell table:formula="of:=MID([.B95]; 1; FIND(&quot;%&quot;; [.B95])-1)" office:value-type="string" office:string-value="42.2" calcext:value-type="string">
            <text:p>4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9.3% of GDP (2015 est.)</text:p>
          </table:table-cell>
          <table:table-cell table:formula="of:=MID([.B96]; 1; FIND(&quot;%&quot;; [.B96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13.1% of GDP (2015 est.)</text:p>
          </table:table-cell>
          <table:table-cell table:formula="of:=MID([.B97]; 1; FIND(&quot;%&quot;; [.B97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16% of GDP (2015 est.)</text:p>
          </table:table-cell>
          <table:table-cell table:formula="of:=MID([.B98]; 1; FIND(&quot;%&quot;; [.B98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37.5% of GDP (2015 est.)</text:p>
          </table:table-cell>
          <table:table-cell table:formula="of:=MID([.B99]; 1; FIND(&quot;%&quot;; [.B99])-1)" office:value-type="string" office:string-value="37.5" calcext:value-type="string">
            <text:p>3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32.9% of GDP (2015 est.)</text:p>
          </table:table-cell>
          <table:table-cell table:formula="of:=MID([.B100]; 1; FIND(&quot;%&quot;; [.B100])-1)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m.html" xlink:type="simple">Isle of Man</text:a></text:p>
          </table:table-cell>
          <table:table-cell office:value-type="string" calcext:value-type="string">
            <text:p>23.7% of GDP (FY05/06 est.)</text:p>
          </table:table-cell>
          <table:table-cell table:formula="of:=MID([.B101]; 1; FIND(&quot;%&quot;; [.B101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26.1% of GDP (2015 est.)</text:p>
          </table:table-cell>
          <table:table-cell table:formula="of:=MID([.B102]; 1; FIND(&quot;%&quot;; [.B102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47.9% of GDP (2015 est.)</text:p>
          </table:table-cell>
          <table:table-cell table:formula="of:=MID([.B103]; 1; FIND(&quot;%&quot;; [.B103])-1)" office:value-type="string" office:string-value="47.9" calcext:value-type="string">
            <text:p>4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28% of GDP (2015 est.)</text:p>
          </table:table-cell>
          <table:table-cell table:formula="of:=MID([.B104]; 1; FIND(&quot;%&quot;; [.B104])-1)" office:value-type="string" office:string-value="28" calcext:value-type="string">
            <text:p>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35.9% of GDP (2015 est.)</text:p>
          </table:table-cell>
          <table:table-cell table:formula="of:=MID([.B105]; 1; FIND(&quot;%&quot;; [.B105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e.html" xlink:type="simple">Jersey</text:a></text:p>
          </table:table-cell>
          <table:table-cell office:value-type="string" calcext:value-type="string">
            <text:p>14.4% of GDP (2005)</text:p>
          </table:table-cell>
          <table:table-cell table:formula="of:=MID([.B106]; 1; FIND(&quot;%&quot;; [.B106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22.1% of GDP (2015 est.)</text:p>
          </table:table-cell>
          <table:table-cell table:formula="of:=MID([.B107]; 1; FIND(&quot;%&quot;; [.B107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19.9% of GDP (2015 est.)</text:p>
          </table:table-cell>
          <table:table-cell table:formula="of:=MID([.B108]; 1; FIND(&quot;%&quot;; [.B108])-1)" office:value-type="string" office:string-value="19.9" calcext:value-type="string">
            <text:p>1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17.5% of GDP (2015 est.)</text:p>
          </table:table-cell>
          <table:table-cell table:formula="of:=MID([.B109]; 1; FIND(&quot;%&quot;; [.B109])-1)" office:value-type="string" office:string-value="17.5" calcext:value-type="string">
            <text:p>17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122.2% of GDP (2013 est.)</text:p>
          </table:table-cell>
          <table:table-cell table:formula="of:=MID([.B110]; 1; FIND(&quot;%&quot;; [.B110])-1)" office:value-type="string" office:string-value="122.2" calcext:value-type="string">
            <text:p>122.2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11.4% of GDP</text:p>
            <text:p>note: excludes earnings from state-operated enterprises (2007 est.)</text:p>
          </table:table-cell>
          <table:table-cell table:formula="of:=MID([.B111]; 1; FIND(&quot;%&quot;; [.B111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21.8% of GDP (2015 est.)</text:p>
          </table:table-cell>
          <table:table-cell table:formula="of:=MID([.B112]; 1; FIND(&quot;%&quot;; [.B112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v.html" xlink:type="simple">Kosovo</text:a></text:p>
          </table:table-cell>
          <table:table-cell office:value-type="string" calcext:value-type="string">
            <text:p>22% of GDP (2014 est.)</text:p>
          </table:table-cell>
          <table:table-cell table:formula="of:=MID([.B113]; 1; FIND(&quot;%&quot;; [.B113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44% of GDP (2015 est.)</text:p>
          </table:table-cell>
          <table:table-cell table:formula="of:=MID([.B114]; 1; FIND(&quot;%&quot;; [.B114])-1)" office:value-type="string" office:string-value="44" calcext:value-type="string">
            <text:p>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29.9% of GDP (2015 est.)</text:p>
          </table:table-cell>
          <table:table-cell table:formula="of:=MID([.B115]; 1; FIND(&quot;%&quot;; [.B115])-1)" office:value-type="string" office:string-value="29.9" calcext:value-type="string">
            <text:p>2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22.4% of GDP (2015 est.)</text:p>
          </table:table-cell>
          <table:table-cell table:formula="of:=MID([.B116]; 1; FIND(&quot;%&quot;; [.B116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35.9% of GDP (2015 est.)</text:p>
          </table:table-cell>
          <table:table-cell table:formula="of:=MID([.B117]; 1; FIND(&quot;%&quot;; [.B117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18.7% of GDP (2015 est.)</text:p>
          </table:table-cell>
          <table:table-cell table:formula="of:=MID([.B118]; 1; FIND(&quot;%&quot;; [.B118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54% of GDP (2015 est.)</text:p>
          </table:table-cell>
          <table:table-cell table:formula="of:=MID([.B119]; 1; FIND(&quot;%&quot;; [.B119])-1)" office:value-type="string" office:string-value="54" calcext:value-type="string">
            <text:p>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33.8% of GDP (2015 est.)</text:p>
          </table:table-cell>
          <table:table-cell table:formula="of:=MID([.B120]; 1; FIND(&quot;%&quot;; [.B120])-1)" office:value-type="string" office:string-value="33.8" calcext:value-type="string">
            <text:p>3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23.7% of GDP (2015 est.)</text:p>
          </table:table-cell>
          <table:table-cell table:formula="of:=MID([.B121]; 1; FIND(&quot;%&quot;; [.B121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19.5% of GDP (2012 est.)</text:p>
          </table:table-cell>
          <table:table-cell table:formula="of:=MID([.B122]; 1; FIND(&quot;%&quot;; [.B122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34.9% of GDP (2015 est.)</text:p>
          </table:table-cell>
          <table:table-cell table:formula="of:=MID([.B123]; 1; FIND(&quot;%&quot;; [.B123])-1)" office:value-type="string" office:string-value="34.9" calcext:value-type="string">
            <text:p>3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43.1% of GDP (2015 est.)</text:p>
          </table:table-cell>
          <table:table-cell table:formula="of:=MID([.B124]; 1; FIND(&quot;%&quot;; [.B124])-1)" office:value-type="string" office:string-value="43.1" calcext:value-type="string">
            <text:p>4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28.5% of GDP (2015 est.)</text:p>
          </table:table-cell>
          <table:table-cell table:formula="of:=MID([.B125]; 1; FIND(&quot;%&quot;; [.B125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29.3% of GDP (2015 est.)</text:p>
          </table:table-cell>
          <table:table-cell table:formula="of:=MID([.B126]; 1; FIND(&quot;%&quot;; [.B126])-1)" office:value-type="string" office:string-value="29.3" calcext:value-type="string">
            <text:p>2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11.8% of GDP (2015 est.)</text:p>
          </table:table-cell>
          <table:table-cell table:formula="of:=MID([.B127]; 1; FIND(&quot;%&quot;; [.B127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19.6% of GDP (2015 est.)</text:p>
          </table:table-cell>
          <table:table-cell table:formula="of:=MID([.B128]; 1; FIND(&quot;%&quot;; [.B128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18.9% of GDP (2015 est.)</text:p>
          </table:table-cell>
          <table:table-cell table:formula="of:=MID([.B129]; 1; FIND(&quot;%&quot;; [.B129])-1)" office:value-type="string" office:string-value="18.9" calcext:value-type="string">
            <text:p>1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30.7% of GDP (2014 est.)</text:p>
          </table:table-cell>
          <table:table-cell table:formula="of:=MID([.B130]; 1; FIND(&quot;%&quot;; [.B130])-1)" office:value-type="string" office:string-value="30.7" calcext:value-type="string">
            <text:p>3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19.2% of GDP (2015 est.)</text:p>
          </table:table-cell>
          <table:table-cell table:formula="of:=MID([.B131]; 1; FIND(&quot;%&quot;; [.B131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41.7% of GDP (2015 est.)</text:p>
          </table:table-cell>
          <table:table-cell table:formula="of:=MID([.B132]; 1; FIND(&quot;%&quot;; [.B132])-1)" office:value-type="string" office:string-value="41.7" calcext:value-type="string">
            <text:p>4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63.8% of GDP (2013 est.)</text:p>
          </table:table-cell>
          <table:table-cell table:formula="of:=MID([.B133]; 1; FIND(&quot;%&quot;; [.B133])-1)" office:value-type="string" office:string-value="63.8" calcext:value-type="string">
            <text:p>6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28.2% of GDP (2015 est.)</text:p>
          </table:table-cell>
          <table:table-cell table:formula="of:=MID([.B134]; 1; FIND(&quot;%&quot;; [.B134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20.2% of GDP (2015 est.)</text:p>
          </table:table-cell>
          <table:table-cell table:formula="of:=MID([.B135]; 1; FIND(&quot;%&quot;; [.B135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23.5% of GDP (2015 est.)</text:p>
          </table:table-cell>
          <table:table-cell table:formula="of:=MID([.B136]; 1; FIND(&quot;%&quot;; [.B136])-1)" office:value-type="string" office:string-value="23.5" calcext:value-type="string">
            <text:p>2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67.2% of GDP (FY12/13 est.)</text:p>
          </table:table-cell>
          <table:table-cell table:formula="of:=MID([.B137]; 1; FIND(&quot;%&quot;; [.B137])-1)" office:value-type="string" office:string-value="67.2" calcext:value-type="string">
            <text:p>6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33.6% of GDP (2015 est.)</text:p>
          </table:table-cell>
          <table:table-cell table:formula="of:=MID([.B138]; 1; FIND(&quot;%&quot;; [.B138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17.7% of GDP (2011 est.)</text:p>
          </table:table-cell>
          <table:table-cell table:formula="of:=MID([.B139]; 1; FIND(&quot;%&quot;; [.B139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25.5% of GDP (2015 est.)</text:p>
          </table:table-cell>
          <table:table-cell table:formula="of:=MID([.B140]; 1; FIND(&quot;%&quot;; [.B140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38.6% of GDP (2014 est.)</text:p>
          </table:table-cell>
          <table:table-cell table:formula="of:=MID([.B141]; 1; FIND(&quot;%&quot;; [.B141])-1)" office:value-type="string" office:string-value="38.6" calcext:value-type="string">
            <text:p>3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23.3% of GDP (2015 est.)</text:p>
          </table:table-cell>
          <table:table-cell table:formula="of:=MID([.B142]; 1; FIND(&quot;%&quot;; [.B142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29.3% of GDP (2015 est.)</text:p>
          </table:table-cell>
          <table:table-cell table:formula="of:=MID([.B143]; 1; FIND(&quot;%&quot;; [.B143])-1)" office:value-type="string" office:string-value="29.3" calcext:value-type="string">
            <text:p>2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35.5% of GDP (2015 est.)</text:p>
          </table:table-cell>
          <table:table-cell table:formula="of:=MID([.B144]; 1; FIND(&quot;%&quot;; [.B144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20.6% of GDP (2015 est.)</text:p>
          </table:table-cell>
          <table:table-cell table:formula="of:=MID([.B145]; 1; FIND(&quot;%&quot;; [.B145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43.9% of GDP (2015 est.)</text:p>
          </table:table-cell>
          <table:table-cell table:formula="of:=MID([.B146]; 1; FIND(&quot;%&quot;; [.B146])-1)" office:value-type="string" office:string-value="43.9" calcext:value-type="string">
            <text:p>4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38.6% of GDP (2015 est.)</text:p>
          </table:table-cell>
          <table:table-cell table:formula="of:=MID([.B147]; 1; FIND(&quot;%&quot;; [.B147])-1)" office:value-type="string" office:string-value="38.6" calcext:value-type="string">
            <text:p>3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27.7% of GDP (2015 est.)</text:p>
          </table:table-cell>
          <table:table-cell table:formula="of:=MID([.B148]; 1; FIND(&quot;%&quot;; [.B148])-1)" office:value-type="string" office:string-value="27.7" calcext:value-type="string">
            <text:p>2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3.7% of GDP (2015 est.)</text:p>
          </table:table-cell>
          <table:table-cell table:formula="of:=MID([.B149]; 1; FIND(&quot;%&quot;; [.B149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23.7% of GDP (2015 est.)</text:p>
          </table:table-cell>
          <table:table-cell table:formula="of:=MID([.B150]; 1; FIND(&quot;%&quot;; [.B150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q.html" xlink:type="simple">Northern Mariana Islands</text:a></text:p>
          </table:table-cell>
          <table:table-cell office:value-type="string" calcext:value-type="string">
            <text:p>20% of GDP (2013 est.)</text:p>
          </table:table-cell>
          <table:table-cell table:formula="of:=MID([.B151]; 1; FIND(&quot;%&quot;; [.B151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54.3% of GDP (2015 est.)</text:p>
          </table:table-cell>
          <table:table-cell table:formula="of:=MID([.B152]; 1; FIND(&quot;%&quot;; [.B152])-1)" office:value-type="string" office:string-value="54.3" calcext:value-type="string">
            <text:p>5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40.3% of GDP (2015 est.)</text:p>
          </table:table-cell>
          <table:table-cell table:formula="of:=MID([.B153]; 1; FIND(&quot;%&quot;; [.B153])-1)" office:value-type="string" office:string-value="40.3" calcext:value-type="string">
            <text:p>4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14.2% of GDP (2015 est.)</text:p>
          </table:table-cell>
          <table:table-cell table:formula="of:=MID([.B154]; 1; FIND(&quot;%&quot;; [.B154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43.1% of GDP (2012 est.)</text:p>
          </table:table-cell>
          <table:table-cell table:formula="of:=MID([.B155]; 1; FIND(&quot;%&quot;; [.B155])-1)" office:value-type="string" office:string-value="43.1" calcext:value-type="string">
            <text:p>4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20.4% of GDP (2015 est.)</text:p>
          </table:table-cell>
          <table:table-cell table:formula="of:=MID([.B156]; 1; FIND(&quot;%&quot;; [.B156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24.2% of GDP (2015 est.)</text:p>
          </table:table-cell>
          <table:table-cell table:formula="of:=MID([.B157]; 1; FIND(&quot;%&quot;; [.B157])-1)" office:value-type="string" office:string-value="24.2" calcext:value-type="string">
            <text:p>2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18.6% of GDP (2015 est.)</text:p>
          </table:table-cell>
          <table:table-cell table:formula="of:=MID([.B158]; 1; FIND(&quot;%&quot;; [.B158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29.5% of GDP (2015 est.)</text:p>
          </table:table-cell>
          <table:table-cell table:formula="of:=MID([.B159]; 1; FIND(&quot;%&quot;; [.B159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15.9% of GDP (2015 est.)</text:p>
          </table:table-cell>
          <table:table-cell table:formula="of:=MID([.B160]; 1; FIND(&quot;%&quot;; [.B160])-1)" office:value-type="string" office:string-value="15.9" calcext:value-type="string">
            <text:p>1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16.1% of GDP (2015 est.)</text:p>
          </table:table-cell>
          <table:table-cell table:formula="of:=MID([.B161]; 1; FIND(&quot;%&quot;; [.B161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43.9% of GDP (2015 est.)</text:p>
          </table:table-cell>
          <table:table-cell table:formula="of:=MID([.B162]; 1; FIND(&quot;%&quot;; [.B162])-1)" office:value-type="string" office:string-value="43.9" calcext:value-type="string">
            <text:p>4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8.8% of GDP (2015 est.)</text:p>
          </table:table-cell>
          <table:table-cell table:formula="of:=MID([.B163]; 1; FIND(&quot;%&quot;; [.B163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31% of GDP (2015 est.)</text:p>
          </table:table-cell>
          <table:table-cell table:formula="of:=MID([.B164]; 1; FIND(&quot;%&quot;; [.B164])-1)" office:value-type="string" office:string-value="31" calcext:value-type="string">
            <text:p>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32.9% of GDP (2015 est.)</text:p>
          </table:table-cell>
          <table:table-cell table:formula="of:=MID([.B165]; 1; FIND(&quot;%&quot;; [.B165])-1)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16.9% of GDP (2015 est.)</text:p>
          </table:table-cell>
          <table:table-cell table:formula="of:=MID([.B166]; 1; FIND(&quot;%&quot;; [.B166])-1)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23.8% of GDP (2015 est.)</text:p>
          </table:table-cell>
          <table:table-cell table:formula="of:=MID([.B167]; 1; FIND(&quot;%&quot;; [.B167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41.3% of GDP (2015 est.)</text:p>
          </table:table-cell>
          <table:table-cell table:formula="of:=MID([.B168]; 1; FIND(&quot;%&quot;; [.B168])-1)" office:value-type="string" office:string-value="41.3" calcext:value-type="string">
            <text:p>4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13.1% of GDP (2011 est.)</text:p>
          </table:table-cell>
          <table:table-cell table:formula="of:=MID([.B169]; 1; FIND(&quot;%&quot;; [.B169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b.html" xlink:type="simple">Saint Pierre and Miquelon</text:a></text:p>
          </table:table-cell>
          <table:table-cell office:value-type="string" calcext:value-type="string">
            <text:p>32.5% of GDP (1996 est.)</text:p>
          </table:table-cell>
          <table:table-cell table:formula="of:=MID([.B170]; 1; FIND(&quot;%&quot;; [.B170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29.4% of GDP (2015 est.)</text:p>
          </table:table-cell>
          <table:table-cell table:formula="of:=MID([.B171]; 1; FIND(&quot;%&quot;; [.B171])-1)" office:value-type="string" office:string-value="29.4" calcext:value-type="string">
            <text:p>2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24.9% of GDP (2015 est.)</text:p>
          </table:table-cell>
          <table:table-cell table:formula="of:=MID([.B172]; 1; FIND(&quot;%&quot;; [.B172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42.6% of GDP (2011 est.)</text:p>
          </table:table-cell>
          <table:table-cell table:formula="of:=MID([.B173]; 1; FIND(&quot;%&quot;; [.B173])-1)" office:value-type="string" office:string-value="42.6" calcext:value-type="string">
            <text:p>4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28% of GDP (2015 est.)</text:p>
          </table:table-cell>
          <table:table-cell table:formula="of:=MID([.B174]; 1; FIND(&quot;%&quot;; [.B174])-1)" office:value-type="string" office:string-value="28" calcext:value-type="string">
            <text:p>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25.1% of GDP (2015 est.)</text:p>
          </table:table-cell>
          <table:table-cell table:formula="of:=MID([.B175]; 1; FIND(&quot;%&quot;; [.B175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25.1% of GDP (2015 est.)</text:p>
          </table:table-cell>
          <table:table-cell table:formula="of:=MID([.B176]; 1; FIND(&quot;%&quot;; [.B176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42.7% of GDP (2015 est.)</text:p>
          </table:table-cell>
          <table:table-cell table:formula="of:=MID([.B177]; 1; FIND(&quot;%&quot;; [.B177])-1)" office:value-type="string" office:string-value="42.7" calcext:value-type="string">
            <text:p>4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34.7% of GDP (2015 est.)</text:p>
          </table:table-cell>
          <table:table-cell table:formula="of:=MID([.B178]; 1; FIND(&quot;%&quot;; [.B178])-1)" office:value-type="string" office:string-value="34.7" calcext:value-type="string">
            <text:p>3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15.9% of GDP (2015 est.)</text:p>
          </table:table-cell>
          <table:table-cell table:formula="of:=MID([.B179]; 1; FIND(&quot;%&quot;; [.B179])-1)" office:value-type="string" office:string-value="15.9" calcext:value-type="string">
            <text:p>1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15.8% of GDP (2015 est.)</text:p>
          </table:table-cell>
          <table:table-cell table:formula="of:=MID([.B180]; 1; FIND(&quot;%&quot;; [.B180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42.7% of GDP (2015 est.)</text:p>
          </table:table-cell>
          <table:table-cell table:formula="of:=MID([.B181]; 1; FIND(&quot;%&quot;; [.B181])-1)" office:value-type="string" office:string-value="42.7" calcext:value-type="string">
            <text:p>4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45.1% of GDP (2015 est.)</text:p>
          </table:table-cell>
          <table:table-cell table:formula="of:=MID([.B182]; 1; FIND(&quot;%&quot;; [.B182])-1)" office:value-type="string" office:string-value="45.1" calcext:value-type="string">
            <text:p>4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35.9% of GDP (2015 est.)</text:p>
          </table:table-cell>
          <table:table-cell table:formula="of:=MID([.B183]; 1; FIND(&quot;%&quot;; [.B183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2.5% of GDP (2014 est.)</text:p>
          </table:table-cell>
          <table:table-cell table:formula="of:=MID([.B184]; 1; FIND(&quot;%&quot;; [.B184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27.4% of GDP (2015 est.)</text:p>
          </table:table-cell>
          <table:table-cell table:formula="of:=MID([.B185]; 1; FIND(&quot;%&quot;; [.B185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16.6% of GDP (FY 2013 est.)</text:p>
          </table:table-cell>
          <table:table-cell table:formula="of:=MID([.B186]; 1; FIND(&quot;%&quot;; [.B186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38.2% of GDP (2015 est.)</text:p>
          </table:table-cell>
          <table:table-cell table:formula="of:=MID([.B187]; 1; FIND(&quot;%&quot;; [.B187])-1)" office:value-type="string" office:string-value="38.2" calcext:value-type="string">
            <text:p>3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13.1% of GDP (2015 est.)</text:p>
          </table:table-cell>
          <table:table-cell table:formula="of:=MID([.B188]; 1; FIND(&quot;%&quot;; [.B188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8% of GDP (2015 est.)</text:p>
          </table:table-cell>
          <table:table-cell table:formula="of:=MID([.B189]; 1; FIND(&quot;%&quot;; [.B189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16.9% of GDP (2015 est.)</text:p>
          </table:table-cell>
          <table:table-cell table:formula="of:=MID([.B190]; 1; FIND(&quot;%&quot;; [.B190])-1)" office:value-type="string" office:string-value="16.9" calcext:value-type="string">
            <text:p>1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91]; 1; FIND(&quot;%&quot;; [.B19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27.8% of GDP (2015 est.)</text:p>
          </table:table-cell>
          <table:table-cell table:formula="of:=MID([.B192]; 1; FIND(&quot;%&quot;; [.B192])-1)" office:value-type="string" office:string-value="27.8" calcext:value-type="string">
            <text:p>2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50.4% of GDP (2015 est.)</text:p>
          </table:table-cell>
          <table:table-cell table:formula="of:=MID([.B193]; 1; FIND(&quot;%&quot;; [.B193])-1)" office:value-type="string" office:string-value="50.4" calcext:value-type="string">
            <text:p>5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34.7% of GDP (2015 est.)</text:p>
          </table:table-cell>
          <table:table-cell table:formula="of:=MID([.B194]; 1; FIND(&quot;%&quot;; [.B194])-1)" office:value-type="string" office:string-value="34.7" calcext:value-type="string">
            <text:p>3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15.9% of GDP (2016 est.)</text:p>
          </table:table-cell>
          <table:table-cell table:formula="of:=MID([.B195]; 1; FIND(&quot;%&quot;; [.B195])-1)" office:value-type="string" office:string-value="15.9" calcext:value-type="string">
            <text:p>1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15.9% of GDP (2015 est.)</text:p>
          </table:table-cell>
          <table:table-cell table:formula="of:=MID([.B196]; 1; FIND(&quot;%&quot;; [.B196])-1)" office:value-type="string" office:string-value="15.9" calcext:value-type="string">
            <text:p>1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33.3% of GDP (2015 est.)</text:p>
          </table:table-cell>
          <table:table-cell table:formula="of:=MID([.B197]; 1; FIND(&quot;%&quot;; [.B197])-1)" office:value-type="string" office:string-value="33.3" calcext:value-type="string">
            <text:p>3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13.4% of GDP (2015 est.)</text:p>
          </table:table-cell>
          <table:table-cell table:formula="of:=MID([.B198]; 1; FIND(&quot;%&quot;; [.B198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18.6% of GDP (2015 est.)</text:p>
          </table:table-cell>
          <table:table-cell table:formula="of:=MID([.B199]; 1; FIND(&quot;%&quot;; [.B199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15.3% of GDP (2015 est.)</text:p>
          </table:table-cell>
          <table:table-cell table:formula="of:=MID([.B200]; 1; FIND(&quot;%&quot;; [.B200])-1)" office:value-type="string" office:string-value="15.3" calcext:value-type="string">
            <text:p>1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25.5% of GDP (2015 est.)</text:p>
          </table:table-cell>
          <table:table-cell table:formula="of:=MID([.B201]; 1; FIND(&quot;%&quot;; [.B201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22.9% of GDP (2015 est.)</text:p>
          </table:table-cell>
          <table:table-cell table:formula="of:=MID([.B202]; 1; FIND(&quot;%&quot;; [.B202])-1)" office:value-type="string" office:string-value="22.9" calcext:value-type="string">
            <text:p>2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34.3% of GDP (2014 est.)</text:p>
          </table:table-cell>
          <table:table-cell table:formula="of:=MID([.B203]; 1; FIND(&quot;%&quot;; [.B203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23.6% of GDP (2015 est.)</text:p>
          </table:table-cell>
          <table:table-cell table:formula="of:=MID([.B204]; 1; FIND(&quot;%&quot;; [.B204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24.2% of GDP (2015 est.)</text:p>
          </table:table-cell>
          <table:table-cell table:formula="of:=MID([.B205]; 1; FIND(&quot;%&quot;; [.B205])-1)" office:value-type="string" office:string-value="24.2" calcext:value-type="string">
            <text:p>2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16.2% of GDP (2015 est.)</text:p>
          </table:table-cell>
          <table:table-cell table:formula="of:=MID([.B206]; 1; FIND(&quot;%&quot;; [.B206])-1)" office:value-type="string" office:string-value="16.2" calcext:value-type="string">
            <text:p>16.2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129.3% of GDP (2013 est.)</text:p>
          </table:table-cell>
          <table:table-cell table:formula="of:=MID([.B207]; 1; FIND(&quot;%&quot;; [.B207])-1)" office:value-type="string" office:string-value="129.3" calcext:value-type="string">
            <text:p>12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13.8% of GDP (2015 est.)</text:p>
          </table:table-cell>
          <table:table-cell table:formula="of:=MID([.B208]; 1; FIND(&quot;%&quot;; [.B208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33% of GDP (2015 est.)</text:p>
          </table:table-cell>
          <table:table-cell table:formula="of:=MID([.B209]; 1; FIND(&quot;%&quot;; [.B209])-1)" office:value-type="string" office:string-value="33" calcext:value-type="string">
            <text:p>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29.8% of GDP (2015 est.)</text:p>
          </table:table-cell>
          <table:table-cell table:formula="of:=MID([.B210]; 1; FIND(&quot;%&quot;; [.B210])-1)" office:value-type="string" office:string-value="29.8" calcext:value-type="string">
            <text:p>2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38.8% of GDP (2015 est.)</text:p>
          </table:table-cell>
          <table:table-cell table:formula="of:=MID([.B211]; 1; FIND(&quot;%&quot;; [.B211])-1)" office:value-type="string" office:string-value="38.8" calcext:value-type="string">
            <text:p>38.8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18.1% of GDP</text:p>
            <text:p>note: excludes contributions for social security and other programs; if social contributions were added, taxes and other revenues would amount to approximately 22% of GDP (2015 est.)</text:p>
          </table:table-cell>
          <table:table-cell table:formula="of:=MID([.B212]; 1; FIND(&quot;%&quot;; [.B212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28.3% of GDP (2015 est.)</text:p>
          </table:table-cell>
          <table:table-cell table:formula="of:=MID([.B213]; 1; FIND(&quot;%&quot;; [.B213])-1)" office:value-type="string" office:string-value="28.3" calcext:value-type="string">
            <text:p>2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32.2% of GDP (2015 est.)</text:p>
          </table:table-cell>
          <table:table-cell table:formula="of:=MID([.B214]; 1; FIND(&quot;%&quot;; [.B214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23% of GDP (2015 est.)</text:p>
          </table:table-cell>
          <table:table-cell table:formula="of:=MID([.B215]; 1; FIND(&quot;%&quot;; [.B215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43.3% of GDP (2015 est.)</text:p>
          </table:table-cell>
          <table:table-cell table:formula="of:=MID([.B216]; 1; FIND(&quot;%&quot;; [.B216])-1)" office:value-type="string" office:string-value="43.3" calcext:value-type="string">
            <text:p>4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24% of GDP (2015 est.)</text:p>
          </table:table-cell>
          <table:table-cell table:formula="of:=MID([.B217]; 1; FIND(&quot;%&quot;; [.B217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q.html" xlink:type="simple">Virgin Islands</text:a></text:p>
          </table:table-cell>
          <table:table-cell office:value-type="string" calcext:value-type="string">
            <text:p>24.1% of GDP (2013)</text:p>
          </table:table-cell>
          <table:table-cell table:formula="of:=MID([.B218]; 1; FIND(&quot;%&quot;; [.B218])-1)" office:value-type="string" office:string-value="24.1" calcext:value-type="string">
            <text:p>2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f.html" xlink:type="simple">Wallis and Futuna</text:a></text:p>
          </table:table-cell>
          <table:table-cell office:value-type="string" calcext:value-type="string">
            <text:p>NA%</text:p>
          </table:table-cell>
          <table:table-cell table:formula="of:=MID([.B219]; 1; FIND(&quot;%&quot;; [.B2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e.html" xlink:type="simple">West Bank</text:a></text:p>
          </table:table-cell>
          <table:table-cell office:value-type="string" calcext:value-type="string">
            <text:p>28% of GDP (2014 est.)</text:p>
          </table:table-cell>
          <table:table-cell table:formula="of:=MID([.B220]; 1; FIND(&quot;%&quot;; [.B220])-1)" office:value-type="string" office:string-value="28" calcext:value-type="string">
            <text:p>2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21]; 1; FIND(&quot;%&quot;; [.B22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xx.html" xlink:type="simple">World</text:a></text:p>
          </table:table-cell>
          <table:table-cell office:value-type="string" calcext:value-type="string">
            <text:p>27.5% of GDP (2015 est.)</text:p>
          </table:table-cell>
          <table:table-cell table:formula="of:=MID([.B222]; 1; FIND(&quot;%&quot;; [.B222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8.4% of GDP (2015 est.)</text:p>
          </table:table-cell>
          <table:table-cell table:formula="of:=MID([.B223]; 1; FIND(&quot;%&quot;; [.B223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16.7% of GDP (2015 est.)</text:p>
          </table:table-cell>
          <table:table-cell table:formula="of:=MID([.B224]; 1; FIND(&quot;%&quot;; [.B224])-1)" office:value-type="string" office:string-value="16.7" calcext:value-type="string">
            <text:p>1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24.5% of GDP (2015 est.)</text:p>
          </table:table-cell>
          <table:table-cell table:formula="of:=MID([.B225]; 1; FIND(&quot;%&quot;; [.B225])-1)" office:value-type="string" office:string-value="24.5" calcext:value-type="string">
            <text:p>2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52:26.106000000</meta:creation-date>
    <dc:date>2023-07-17T15:55:54.388000000</dc:date>
    <meta:editing-duration>PT3M28S</meta:editing-duration>
    <meta:editing-cycles>1</meta:editing-cycles>
    <meta:document-statistic meta:table-count="1" meta:cell-count="674" meta:object-count="0"/>
    <meta:generator>LibreOffice/6.2.4.2$Windows_X86_64 LibreOffice_project/2412653d852ce75f65fbfa83fb7e7b669a126d64</meta:generator>
  </office:meta>
</office:document-meta>
</file>